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Standard">
      <style:text-properties officeooo:rsid="00c3decc" officeooo:paragraph-rsid="00c3decc"/>
    </style:style>
    <style:style style:name="P119" style:family="paragraph" style:parent-style-name="Standard">
      <style:text-properties officeooo:rsid="00c6aa20" officeooo:paragraph-rsid="00c6aa20"/>
    </style:style>
    <style:style style:name="P120" style:family="paragraph" style:parent-style-name="Standard">
      <style:text-properties officeooo:rsid="00caf896" officeooo:paragraph-rsid="00caf896"/>
    </style:style>
    <style:style style:name="P121" style:family="paragraph" style:parent-style-name="Standard">
      <style:text-properties officeooo:rsid="00cc6b10" officeooo:paragraph-rsid="00cc6b10"/>
    </style:style>
    <style:style style:name="P122" style:family="paragraph" style:parent-style-name="Standard">
      <style:text-properties officeooo:rsid="00cc6b10" officeooo:paragraph-rsid="00cf07f4"/>
    </style:style>
    <style:style style:name="P123" style:family="paragraph" style:parent-style-name="Standard">
      <style:text-properties officeooo:rsid="00cf07f4" officeooo:paragraph-rsid="00cf07f4"/>
    </style:style>
    <style:style style:name="P124" style:family="paragraph" style:parent-style-name="Standard">
      <style:text-properties officeooo:rsid="00cf2d2a" officeooo:paragraph-rsid="00cf2d2a"/>
    </style:style>
    <style:style style:name="P125" style:family="paragraph" style:parent-style-name="Standard">
      <style:text-properties officeooo:rsid="00d6e7bc" officeooo:paragraph-rsid="00d6e7bc"/>
    </style:style>
    <style:style style:name="P126" style:family="paragraph" style:parent-style-name="Standard">
      <style:text-properties officeooo:rsid="00d9fff0" officeooo:paragraph-rsid="00d9fff0"/>
    </style:style>
    <style:style style:name="P127" style:family="paragraph" style:parent-style-name="Preformatted_20_Text" style:list-style-name="L1"/>
    <style:style style:name="P128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0" style:family="paragraph" style:parent-style-name="Preformatted_20_Text" style:list-style-name="L1">
      <style:paragraph-properties style:writing-mode="lr-tb"/>
    </style:style>
    <style:style style:name="P131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32" style:family="paragraph" style:parent-style-name="Standard">
      <style:text-properties officeooo:rsid="00d9fff0" officeooo:paragraph-rsid="00d9fff0"/>
    </style:style>
    <style:style style:name="P133" style:family="paragraph" style:parent-style-name="Text_20_body" style:list-style-name="L1"/>
    <style:style style:name="P13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33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33"><text:span text:style-name="Strong_20_Emphasis">Edite o arquivo de configuração</text:span> para incluir um virtual host específico para o projeto. Por exemplo, adicione algo assim:</text:p>
          <text:p text:style-name="P128"><text:span text:style-name="Source_20_Text">&lt;VirtualHost *:80&gt;</text:span></text:p>
          <text:p text:style-name="P130"><text:span text:style-name="Source_20_Text"><text:s text:c="4"/>DocumentRoot "C:/laragon/www/joão ribeiro/Laravel 11 Framework, Ecossistema e Projetos Web/notes/public"</text:span></text:p>
          <text:p text:style-name="P130"><text:span text:style-name="Source_20_Text"><text:s text:c="4"/>ServerName notes.test</text:span></text:p>
          <text:p text:style-name="P130"><text:span text:style-name="Source_20_Text"><text:s text:c="4"/>&lt;Directory "C:/laragon/www/joão ribeiro/Laravel 11 Framework, Ecossistema e Projetos Web/notes/public"&gt;</text:span></text:p>
          <text:p text:style-name="P130"><text:span text:style-name="Source_20_Text"><text:s text:c="8"/>AllowOverride All</text:span></text:p>
          <text:p text:style-name="P130"><text:span text:style-name="Source_20_Text"><text:s text:c="8"/>Require all granted</text:span></text:p>
          <text:p text:style-name="P130"><text:span text:style-name="Source_20_Text"><text:s text:c="4"/>&lt;/Directory&gt;</text:span></text:p>
          <text:p text:style-name="P131"><text:span text:style-name="Source_20_Text">&lt;/VirtualHost&gt;</text:span></text:p>
        </text:list-item>
        <text:list-item>
          <text:p text:style-name="P133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34">Abra o arquivo <text:span text:style-name="Source_20_Text">C:\Windows\System32\drivers\etc\hosts</text:span> como administrador.</text:p>
            </text:list-item>
            <text:list-item>
              <text:p text:style-name="P133">Adicione a linha abaixo no final do arquivo:</text:p>
              <text:p text:style-name="P127">Copiar código</text:p>
              <text:p text:style-name="P129"><text:span text:style-name="Source_20_Text">127.0.0.1 notes.test</text:span></text:p>
            </text:list-item>
          </text:list>
        </text:list-item>
        <text:list-item>
          <text:p text:style-name="P133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18">89-blade-introdução </text:p>
      <text:p text:style-name="P118">-<text:span text:style-name="T290">é um motor de template do laravel </text:span></text:p>
      <text:p text:style-name="P118">-<text:span text:style-name="T291">a principal ferramenta do blade são suas diretivas, usadas para manipular dados dentro da view </text:span></text:p>
      <text:p text:style-name="P118"/>
      <text:p text:style-name="P119"><text:a xlink:type="simple" xlink:href="mailto:90-@if" text:style-name="Internet_20_link" text:visited-style-name="Visited_20_Internet_20_Link">90-@if</text:a>, @elseif, @else, @endif </text:p>
      <text:p text:style-name="P119">-<text:span text:style-name="T292">esta diretiva blade utilizada para fazer condicionais diretamente na view com dados retornados do <text:tab/>controller</text:span></text:p>
      <text:p text:style-name="P119"/>
      <text:p text:style-name="P120"><text:a xlink:type="simple" xlink:href="mailto:91-@switch" text:style-name="Internet_20_link" text:visited-style-name="Visited_20_Internet_20_Link">91-@switch</text:a>, @case, @default, @endswitch </text:p>
      <text:p text:style-name="P120">-<text:span text:style-name="T293">condicionante que serve para gerar resultados baseados em valores específicos</text:span></text:p>
      <text:p text:style-name="P119"/>
      <text:p text:style-name="P121"><text:a xlink:type="simple" xlink:href="mailto:92-@unless" text:style-name="Internet_20_link" text:visited-style-name="Visited_20_Internet_20_Link">92-@unless</text:a>, @isset e @empty </text:p>
      <text:p text:style-name="P121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1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2">-<text:span text:style-name="T297">a diretiva @unless é uma função que a menos e a condição dentro de seu parâmetro, ela executa <text:tab/></text:span></text:p>
      <text:p text:style-name="P123"><text:tab/>algo</text:p>
      <text:p text:style-name="P123"/>
      <text:p text:style-name="P124"><text:a xlink:type="simple" xlink:href="mailto:93-@for" text:style-name="Internet_20_link" text:visited-style-name="Visited_20_Internet_20_Link">93-@for</text:a>, @foreach, @ forelse, @while </text:p>
      <text:p text:style-name="P124">-<text:span text:style-name="T298">o for serve para criar um loop de repetição padrão </text:span></text:p>
      <text:p text:style-name="P124">-<text:span text:style-name="T298">o foreach serve para criar uma iteração de um array </text:span></text:p>
      <text:p text:style-name="P124">-<text:span text:style-name="T298">o forelse é semelhante ao foreach, porém, cria uma segunda condição, caso o array seja vazio, <text:tab/></text:span><text:span text:style-name="T299">usando o @empty</text:span></text:p>
      <text:p text:style-name="P124">-<text:span text:style-name="T300">o while é uma condicional que, enquanto determinada condição não for atendida, executa <text:tab/>determinado script</text:span></text:p>
      <text:p text:style-name="P124"/>
      <text:p text:style-name="P125"><text:a xlink:type="simple" xlink:href="mailto:94-@continue" text:style-name="Internet_20_link" text:visited-style-name="Visited_20_Internet_20_Link">94-@continue</text:a>, @break e Loop Variable </text:p>
      <text:p text:style-name="P125">-a diretiva @break serve para parar um ciclo </text:p>
      <text:p text:style-name="P125">-<text:span text:style-name="T301">a diretiva @continue serve para que, se determinada condição for atendida, o continue faz fular <text:tab/>determinada etapa</text:span></text:p>
      <text:p text:style-name="P125"/>
      <text:p text:style-name="P126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6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6"/>
      <text:p text:style-name="P126"/>
      <text:p text:style-name="P124"/>
      <text:p text:style-name="P124"/>
      <text:p text:style-name="P124"/>
      <text:p text:style-name="P122"/>
      <text:p text:style-name="P122"/>
      <text:p text:style-name="P119"/>
      <text:p text:style-name="P118"/>
      <text:p text:style-name="P118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/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><text:soft-page-break/></text:p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5T11:25:57.612000000</dc:date>
    <meta:editing-duration>PT21H46M52S</meta:editing-duration>
    <meta:editing-cycles>196</meta:editing-cycles>
    <meta:generator>LibreOffice/24.2.3.2$Windows_X86_64 LibreOffice_project/433d9c2ded56988e8a90e6b2e771ee4e6a5ab2ba</meta:generator>
    <meta:document-statistic meta:table-count="0" meta:image-count="0" meta:object-count="0" meta:page-count="14" meta:paragraph-count="391" meta:word-count="4481" meta:character-count="29014" meta:non-whitespace-character-count="24189"/>
  </office:meta>
</office:document-meta>
</file>